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017cm" fo:min-width="2.563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5eb91e" draw:textarea-horizontal-align="justify" draw:textarea-vertical-align="middle" draw:auto-grow-height="false" fo:min-height="1.017cm" fo:min-width="2.563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ec9ba4" draw:textarea-horizontal-align="justify" draw:textarea-vertical-align="middle" draw:auto-grow-height="false" fo:min-height="1.017cm" fo:min-width="2.563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textarea-horizontal-align="center" draw:textarea-vertical-align="top" draw:auto-grow-height="false" fo:min-height="1.676cm" fo:min-width="6.189cm" fo:padding-top="0.165cm" fo:padding-bottom="0.165cm" fo:padding-left="0.29cm" fo:padding-right="0.29cm" fo:wrap-option="wrap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="Arrowheads_20_2" draw:marker-start-width="0.421cm" draw:marker-end="Arrowheads_20_3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="Arrowheads_20_2" draw:marker-start-width="0.421cm" draw:marker-end="Arrowheads_20_3" draw:marker-end-width="0.421cm" draw:fill="none" draw:textarea-vertical-align="top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5eb91e"/>
      <style:paragraph-properties fo:text-align="center" style:writing-mode="lr-tb"/>
    </style:style>
    <style:style style:name="P3" style:family="paragraph">
      <loext:graphic-properties draw:fill-color="#ec9ba4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1.905cm" svg:x="5.325cm" svg:y="5.432cm">
          <text:p text:style-name="P1">Realm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4.445cm" svg:height="1.905cm" svg:x="16.557cm" svg:y="4.492cm">
          <text:p text:style-name="P1">Realm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4.445cm" svg:height="1.905cm" svg:x="10.842cm" svg:y="13.7cm">
          <text:p text:style-name="P1">Realm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6.985cm" svg:height="2.222cm" svg:x="11.16cm" svg:y="8.938cm">
          <text:p text:style-name="P1">Hub</text:p>
          <text:p text:style-name="P1">(Federal Reserv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curve" svg:x1="7.548cm" svg:y1="7.337cm" svg:x2="11.16cm" svg:y2="10.049cm" draw:start-shape="id1" draw:start-glue-point="8" draw:end-shape="id2" draw:end-glue-point="3" svg:d="M7548 7337c0 1808 1204 2712 3612 2712" svg:viewBox="0 0 3613 2713">
          <text:p text:style-name="P4"><text:s/><text:s/><text:s/>Transactions</text:p>
          <text:p text:style-name="P4"/>
        </draw:connector>
        <draw:connector draw:style-name="gr6" draw:text-style-name="P5" draw:layer="layout" draw:type="curve" svg:x1="18.78cm" svg:y1="6.397cm" svg:x2="14.652cm" svg:y2="8.938cm" draw:start-shape="id3" draw:start-glue-point="8" draw:end-shape="id2" draw:end-glue-point="0" svg:d="M18780 6397c0 1906-4128 636-4128 2541" svg:viewBox="0 0 4129 2542">
          <text:p text:style-name="P6"><text:s/><text:s/><text:s/></text:p>
          <text:p text:style-name="P6"><text:s/><text:s/><text:s/><text:s/><text:s/><text:s/><text:s/><text:s/><text:s/><text:s/><text:s/><text:s/><text:s/><text:s/><text:s/><text:s/><text:s/><text:s/></text:p>
          <text:p text:style-name="P6"><text:s/><text:s/><text:s/><text:s/><text:s/><text:s/><text:s/><text:s/><text:s/><text:s/><text:s/><text:s/>Transactions </text:p>
          <text:p text:style-name="P4"/>
        </draw:connector>
        <draw:connector draw:style-name="gr5" draw:text-style-name="P5" draw:layer="layout" draw:type="curve" svg:x1="13.065cm" svg:y1="13.7cm" svg:x2="14.652cm" svg:y2="11.16cm" draw:start-shape="id4" draw:start-glue-point="4" draw:end-shape="id2" draw:end-glue-point="2" svg:d="M13065 13700c0-1905 1587-635 1587-2540" svg:viewBox="0 0 1588 2541">
          <text:p text:style-name="P4"><text:s text:c="9"/></text:p>
          <text:p text:style-name="P4"><text:s text:c="8"/>Transactions</text:p>
          <text:p text:style-name="P4"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1T20:51:10.505186640</meta:creation-date>
    <dc:date>2023-09-02T04:21:00.155970662</dc:date>
    <meta:editing-duration>PT12M30S</meta:editing-duration>
    <meta:editing-cycles>2</meta:editing-cycles>
    <meta:generator>LibreOffice/7.3.7.2$Linux_X86_64 LibreOffice_project/30$Build-2</meta:generator>
    <meta:document-statistic meta:object-count="7"/>
  </office:meta>
</office:document-meta>
</file>